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Example data file for 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Measurements of the direction of magnetization in specimens from the Great Whin S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Creer, Irving, and Nairn, 1959, in Fisher, et al., 1987, Appendix B9 p. 289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Creer, K.M., Irving, E., and Nairn, A.E.M., 1959. Paleomagnetism of the Great Wh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Sill. Geophysical Journal of the Royal Astronomical Society, v. 2, p. 306-32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Fisher, N.I., Lewis, T.I., and Embleton, B.J.J., 1987. Statistical Analysis o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Spherical Data (with errata 2000). Cambridge University Press, 329 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 style:data-style-name="N2" text:time-value="17:19:08.567990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2:00:51.910593000</meta:creation-date>
    <dc:date>2019-11-23T17:20:34.452713301</dc:date>
    <meta:editing-duration>PT16M22S</meta:editing-duration>
    <meta:editing-cycles>7</meta:editing-cycles>
    <meta:generator>LibreOffice/5.2.2.2$MacOSX_X86_64 LibreOffice_project/8f96e87c890bf8fa77463cd4b640a2312823f3ad</meta:generator>
    <meta:document-statistic meta:table-count="1" meta:cell-count="153" meta:object-count="0"/>
  </office:meta>
</office:document-meta>
</file>